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2pt" officeooo:paragraph-rsid="001bdb6b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FreeSans"/>
    </style:style>
    <style:style style:name="T1" style:family="text">
      <style:text-properties officeooo:rsid="001bdb6b"/>
    </style:style>
    <style:style style:name="T2" style:family="text">
      <style:text-properties officeooo:rsid="001e5545"/>
    </style:style>
    <style:style style:name="T3" style:family="text">
      <style:text-properties style:font-name="FreeSans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7" draw:style-name="gr2" draw:text-style-name="P3" svg:width="6.2815in" svg:height="0.5315in" svg:x="0.2957in" svg:y="1.2756in"><text:p text:style-name="P2"><text:span text:style-name="T3">Cache</text:span></text:p><text:p text:style-name="P2"><text:span text:style-name="T3">Memcahed</text:span></text:p></draw:rect><draw:rect text:anchor-type="paragraph" draw:z-index="6" draw:style-name="gr2" draw:text-style-name="P3" svg:width="6.2815in" svg:height="0.5315in" svg:x="0.2854in" svg:y="0.6299in"><text:p text:style-name="P2"><text:span text:style-name="T3">HTTP Server</text:span></text:p><text:p text:style-name="P2"><text:span text:style-name="T3">Nginx</text:span></text:p></draw:rect><text:span text:style-name="T2">High Level Architecture</text:span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8" draw:style-name="gr2" draw:text-style-name="P3" svg:width="6.2815in" svg:height="0.5315in" svg:x="0.2957in" svg:y="0.1756in"><text:p text:style-name="P2"><text:span text:style-name="T3">Application Server</text:span></text:p><text:p text:style-name="P2"><text:span text:style-name="T3">Unicorn</text:span></text:p></draw:rect></text:p>
      <text:p text:style-name="Standard"/>
      <text:p text:style-name="Standard"/>
      <text:p text:style-name="Standard"/>
      <text:p text:style-name="Standard"><draw:rect text:anchor-type="paragraph" draw:z-index="2" draw:style-name="gr2" draw:text-style-name="P3" svg:width="1.5106in" svg:height="0.5315in" svg:x="3.4835in" svg:y="0.0484in"><text:p text:style-name="P2"><text:span text:style-name="T3">Unicorn Worker</text:span></text:p></draw:rect><draw:rect text:anchor-type="paragraph" draw:z-index="3" draw:style-name="gr2" draw:text-style-name="P3" svg:width="1.5106in" svg:height="0.5315in" svg:x="0.2957in" svg:y="0.0508in"><text:p text:style-name="P2"><text:span text:style-name="T3">Unicorn Worker</text:span></text:p></draw:rect><draw:rect text:anchor-type="paragraph" draw:z-index="4" draw:style-name="gr2" draw:text-style-name="P3" svg:width="1.5106in" svg:height="0.5315in" svg:x="5.0772in" svg:y="0.0508in"><text:p text:style-name="P2"><text:span text:style-name="T3">Unicorn Worker</text:span></text:p></draw:rect><draw:rect text:anchor-type="paragraph" draw:z-index="5" draw:style-name="gr2" draw:text-style-name="P3" svg:width="1.5106in" svg:height="0.5315in" svg:x="1.8898in" svg:y="0.0508in"><text:p text:style-name="P2"><text:span text:style-name="T3">Unicorn Worker</text:span></text:p></draw:rect></text:p>
      <text:p text:style-name="Standard"/>
      <text:p text:style-name="Standard"/>
      <text:p text:style-name="Standard"><draw:custom-shape text:anchor-type="paragraph" draw:z-index="0" draw:style-name="gr1" draw:text-style-name="P3" svg:width="1.0004in" svg:height="1.1461in" svg:x="2.2228in" svg:y="0.1528in"><text:p text:style-name="P2"><text:span text:style-name="T3">Postgres</text:span></text:p><text:p text:style-name="P2"><text:span text:style-name="T3">Master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paragraph" draw:z-index="1" draw:style-name="gr1" draw:text-style-name="P3" svg:width="1.0004in" svg:height="1.1461in" svg:x="3.5354in" svg:y="0.1839in"><text:p text:style-name="P2"><text:span text:style-name="T3">Postgres</text:span></text:p><text:p text:style-name="P2"><text:span text:style-name="T3">Slave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module XYZService</text:p>
      <text:p text:style-name="P1"><text:s text:c="10"/></text:p>
      <text:p text:style-name="P1"><text:s text:c="12"/>def self.xyz_filename(target)</text:p>
      <text:p text:style-name="P1"><text:s text:c="14"/># File format:</text:p>
      <text:p text:style-name="P1"><text:s text:c="14"/># [day of month zero-padded][three-letter prefix] \</text:p>
      <text:p text:style-name="P1"><text:s text:c="14"/># _[kind]_[age_if_kind_personal]_[target.id] \</text:p>
      <text:p text:style-name="P1"><text:s text:c="14"/># _[8 random chars]_[10 first chars of title].jpg</text:p>
      <text:p text:style-name="P1"><text:s text:c="14"/>filename = "#{target.publish_on.strftime("%d")}"</text:p>
      <text:p text:style-name="P1"/>
      <text:p text:style-name="P1"><text:s text:c="14"/>filename &lt;&lt; "#{target.xyz_category_prefix}"</text:p>
      <text:p text:style-name="P1"><text:s text:c="14"/>filename &lt;&lt; "#{target.kind.gsub("_", "")}"</text:p>
      <text:p text:style-name="P1"><text:s text:c="14"/>filename &lt;&lt; "_%03d" % (target.age || 0) if target.personal?</text:p>
      <text:p text:style-name="P1"><text:s text:c="14"/>filename &lt;&lt; "_#{target.id.to_s}"</text:p>
      <text:p text:style-name="P1"><text:s text:c="14"/>filename &lt;&lt; "_#{Digest::SHA1.hexdigest(rand(10000).to_s)[0,8]}"</text:p>
      <text:p text:style-name="P1"><text:s text:c="14"/>filename &lt;&lt; "_#{target.title.gsub(/[^\[a-z\]]/i, '').downcase<text:span text:style-name="T1">[0..9</text:span>}"</text:p>
      <text:p text:style-name="P1"><text:s text:c="14"/>filename &lt;&lt; ".jpg"</text:p>
      <text:p text:style-name="P1"/>
      <text:p text:style-name="P1"><text:s text:c="14"/>return filename</text:p>
      <text:p text:style-name="P1"><text:s text:c="12"/>end</text:p>
      <text:p text:style-name="P1"><text:s text:c="10"/></text:p>
      <text:p text:style-name="P1"><text:s text:c="10"/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" svg:font-family="Courier"/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23:33:01</meta:creation-date>
    <dc:date>2012-11-06T11:22:41</dc:date>
    <meta:editing-duration>PT1H40M23S</meta:editing-duration>
    <meta:editing-cycles>4</meta:editing-cycles>
    <meta:generator>LibreOffice/3.6$Linux_X86_64 LibreOffice_project/360m1$Build-2</meta:generator>
    <meta:document-statistic meta:table-count="0" meta:image-count="0" meta:object-count="0" meta:page-count="2" meta:paragraph-count="20" meta:word-count="64" meta:character-count="860" meta:non-whitespace-character-count="577"/>
  </office:meta>
</office:document-meta>
</file>